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E2000000873424511BA09C6F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とコンテンツ-notes">
      <style:graphic-properties draw:fill-color="#ffffff" fo:min-height="13.364cm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0.608cm" style:use-optimal-column-width="false"/>
    </style:style>
    <style:style style:name="co3" style:family="table-column">
      <style:table-column-properties style:column-width="13.384cm" style:use-optimal-column-width="false"/>
    </style:style>
    <style:style style:name="co4" style:family="table-column">
      <style:table-column-properties style:column-width="3.196cm" style:use-optimal-column-width="false"/>
    </style:style>
    <style:style style:name="co5" style:family="table-column">
      <style:table-column-properties style:column-width="5.54cm" style:use-optimal-column-width="false"/>
    </style:style>
    <style:style style:name="co6" style:family="table-column">
      <style:table-column-properties style:column-width="2.624cm" style:use-optimal-column-width="false"/>
    </style:style>
    <style:style style:name="co7" style:family="table-column">
      <style:table-column-properties style:column-width="13.177cm" style:use-optimal-column-width="false"/>
    </style:style>
    <style:style style:name="co8" style:family="table-column">
      <style:table-column-properties style:column-width="4cm" style:use-optimal-column-width="false"/>
    </style:style>
    <style:style style:name="co9" style:family="table-column">
      <style:table-column-properties style:column-width="5.548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1.676cm"/>
    </style:style>
    <style:style style:name="ro3" style:family="table-row">
      <style:table-row-properties style:row-height="1.191cm"/>
    </style:style>
    <style:style style:name="ro4" style:family="table-row">
      <style:table-row-properties style:row-height="7.9cm"/>
    </style:style>
    <style:style style:name="ro5" style:family="table-row">
      <style:table-row-properties style:row-height="1.516cm"/>
    </style:style>
    <style:style style:name="ro6" style:family="table-row">
      <style:table-row-properties style:row-height="3.481cm"/>
    </style:style>
    <style:style style:name="ro7" style:family="table-row">
      <style:table-row-properties style:row-height="1.669cm"/>
    </style:style>
    <style:style style:name="ro8" style:family="table-row">
      <style:table-row-properties style:row-height="8.51cm"/>
    </style:style>
    <style:style style:name="ro9" style:family="table-row">
      <style:table-row-properties style:row-height="4.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6pt" fo:letter-spacing="normal" fo:font-style="normal" style:text-underline-style="none" fo:font-weight="normal" style:font-name-asian="HGP創英角ｺﾞｼｯｸUB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4pt" fo:letter-spacing="normal" fo:font-style="normal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48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SS Compliance - Education / Awareness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 Compliance - Education / Awareness</text:span></text:p>
          </draw:text-box>
        </draw:frame>
        <draw:frame draw:name="表 4" draw:style-name="standard" draw:layer="layout" svg:width="25.348cm" svg:height="16.8cm" svg:x="1.157cm" svg:y="1.9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3"><text:span text:style-name="T2">Company</text:span></text:p>
              </table:table-cell>
              <table:covered-table-cell/>
              <table:table-cell>
                <text:p text:style-name="P3"><text:span text:style-name="T2">FUJITSU</text:span><text:span text:style-name="T2">　</text:span><text:span text:style-name="T2">LIMITED</text:span></text:p>
              </table:table-cell>
              <table:table-cell>
                <text:p text:style-name="P3"><text:span text:style-name="T2">Wiki</text:span></text:p>
              </table:table-cell>
              <table:table-cell>
                <text:p text:style-name="P3"><text:span text:style-name="T3"><text:s text:c="4"/></text:span><text:span text:style-name="T3">OK <text:s/>/ NG</text:span></text:p>
              </table:table-cell>
            </table:table-row>
            <table:table-row table:style-name="ro2" table:default-cell-style-name="ce1">
              <table:table-cell table:number-columns-spanned="2">
                <text:p text:style-name="P3"><text:span text:style-name="T2">Presenter</text:span></text:p>
              </table:table-cell>
              <table:covered-table-cell/>
              <table:table-cell>
                <text:p text:style-name="P3"><text:span text:style-name="T2">Ｉ</text:span><text:span text:style-name="T2">NTELLECTUAL</text:span><text:span text:style-name="T2">　</text:span><text:span text:style-name="T2">PROPERTY INNOVATION DIV</text:span><text:span text:style-name="T2">．</text:span><text:span text:style-name="T2">Yoshiko Ohuchi</text:span></text:p>
              </table:table-cell>
              <table:table-cell>
                <text:p text:style-name="P3"><text:span text:style-name="T2">Date</text:span></text:p>
              </table:table-cell>
              <table:table-cell>
                <text:p text:style-name="P3"><text:span text:style-name="T3">2018/06/08</text:span></text:p>
              </table:table-cell>
            </table:table-row>
            <table:table-row table:style-name="ro3">
              <table:table-cell table:style-name="ce1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1">
                <text:p text:style-name="P4"><text:span text:style-name="T3">Item</text:span></text:p>
              </table:table-cell>
              <table:table-cell table:style-name="ce1" table:number-columns-spanned="4">
                <text:list text:style-name="L3">
                  <text:list-item>
                    <text:p text:style-name="P3"><text:span text:style-name="T4">The followings are education programs provided by Intellectual property divisions(separately, each business group has its own education program)</text:span></text:p>
                  </text:list-item>
                  <text:list-item>
                    <text:p text:style-name="P3"><text:span text:style-name="T4">E-learning programs(20-30 mins) about the below topics are provided:</text:span></text:p>
                  </text:list-item>
                </text:list>
                <text:p text:style-name="P5"><text:span text:style-name="T4">　① </text:span><text:span text:style-name="T4">OSS basics(all employee)</text:span><text:span text:style-name="T4">、② </text:span><text:span text:style-name="T4">Measures to be taken in development phases(engineer)</text:span><text:span text:style-name="T4">、③ </text:span><text:span text:style-name="T4">Distinguish GPL propagation(engineer)</text:span><text:span text:style-name="T4">、④ </text:span><text:span text:style-name="T4">Investigation and observance of License</text:span><text:span text:style-name="T4">（</text:span><text:span text:style-name="T4">engineer)</text:span><text:span text:style-name="T4">、⑤ </text:span><text:span text:style-name="T4">Notes for entrusted development(sales) </text:span></text:p>
                <text:list text:continue-numbering="true" text:style-name="L3">
                  <text:list-item>
                    <text:p text:style-name="P5"><text:span text:style-name="T4"><text:s/></text:span><text:span text:style-name="T4">Lectures are held based on request of business units(based on purchasing div.’s request, give lectures to management and engineers of outside software vendor)</text:span></text:p>
                  </text:list-item>
                  <text:list-item>
                    <text:p text:style-name="P5"><text:span text:style-name="T4"><text:s/></text:span><text:span text:style-name="T4">Teaching materials for the above programs are re-constructed and distributed to foreign group company(in English, Chinese, Korea, and Japanese)</text:span></text:p>
                  </text:list-item>
                  <text:list-item>
                    <text:p text:style-name="P5"><text:span text:style-name="T4"><text:s/></text:span><text:span text:style-name="T4">Some materials are disclosed among group companies</text:span><text:span text:style-name="T4">： “</text:span><text:span text:style-name="T4">OSS usage guide”, “OSS community participation guideline”, “Checkpoints for disclose programs as OSS” etc.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5">
              <table:table-cell table:style-name="ce1">
                <text:p text:style-name="P4"><text:span text:style-name="T3">Issue</text:span></text:p>
              </table:table-cell>
              <table:table-cell table:style-name="ce1" table:number-columns-spanned="4">
                <text:list text:continue-numbering="true" text:style-name="L3">
                  <text:list-item>
                    <text:p text:style-name="P3"><text:span text:style-name="T4">Correct understanding of intellectual property rights is required before OSS education</text:span></text:p>
                  </text:list-item>
                  <text:list-item>
                    <text:p text:style-name="P3"><text:span text:style-name="T4">Misunderstanding caused by info. on the internet prevents correct license interpretation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6">
              <table:table-cell table:style-name="ce1">
                <text:p text:style-name="P4"><text:span text:style-name="T2">Sample</text:span></text:p>
              </table:table-cell>
              <table:table-cell table:style-name="ce1" table:number-columns-spanned="4">
                <text:list text:continue-numbering="true" text:style-name="L3">
                  <text:list-item>
                    <text:p text:style-name="P3"><text:span text:style-name="T5">Practical use of OSS is necessary for software business</text:span></text:p>
                  </text:list-item>
                  <text:list-item>
                    <text:p text:style-name="P3"><text:span text:style-name="T5">Explain important notices for using OSS(trying not to use the word “risk”)</text:span></text:p>
                  </text:list-item>
                  <text:list-item>
                    <text:p text:style-name="P3"><text:span text:style-name="T5">Introduce trouble examples based on foreign litigation or information on the internet</text:span></text:p>
                  </text:list-item>
                  <text:list-item>
                    <text:p text:style-name="P3"><text:span text:style-name="T5">Explain important points that are often misunderstood, by presenting easy Yes/No quiz</text:span></text:p>
                  </text:list-item>
                  <text:list-item>
                    <text:p text:style-name="P3"><text:span text:style-name="T5">Frequently, a plurality of licenses are included in downloaded OSS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角丸四角形 7" draw:style-name="gr1" draw:text-style-name="P6" draw:layer="layout" svg:width="1.399cm" svg:height="0.86cm" svg:x="21.959cm" svg:y="2.12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スライド番号プレースホルダー 3" presentation:style-name="pr2" draw:text-style-name="P8" draw:layer="layout" svg:width="1.547cm" svg:height="0.669cm" svg:x="25.779cm" svg:y="1.107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Sコンプライアンス ～教育・啓発～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</text:span><text:span text:style-name="T1">コンプライアンス ～教育・啓発～</text:span></text:p>
          </draw:text-box>
        </draw:frame>
        <draw:frame draw:name="表 4" draw:style-name="standard" draw:layer="layout" svg:width="25.348cm" svg:height="19.407cm" svg:x="1.157cm" svg:y="1.9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3"><text:span text:style-name="T3">会社名</text:span></text:p>
              </table:table-cell>
              <table:table-cell>
                <text:p text:style-name="P3"><text:span text:style-name="T3">富士通株式会社</text:span></text:p>
              </table:table-cell>
              <table:table-cell>
                <text:p text:style-name="P3"><text:span text:style-name="T3">Wiki</text:span><text:span text:style-name="T3">掲載</text:span></text:p>
              </table:table-cell>
              <table:table-cell>
                <text:p text:style-name="P3"><text:span text:style-name="T3"><text:s text:c="4"/></text:span><text:span text:style-name="T3">OK <text:s/>/ NG</text:span></text:p>
              </table:table-cell>
            </table:table-row>
            <table:table-row table:style-name="ro7" table:default-cell-style-name="ce1">
              <table:table-cell>
                <text:p text:style-name="P3"><text:span text:style-name="T3">記載者</text:span></text:p>
              </table:table-cell>
              <table:table-cell>
                <text:p text:style-name="P3"><text:span text:style-name="T3">知的財産イノベーション統括部　大内 佳子</text:span></text:p>
              </table:table-cell>
              <table:table-cell>
                <text:p text:style-name="P3"><text:span text:style-name="T3">記載日</text:span></text:p>
              </table:table-cell>
              <table:table-cell>
                <text:p text:style-name="P3"><text:span text:style-name="T3">2018/06/08</text:span></text:p>
              </table:table-cell>
            </table:table-row>
            <table:table-row table:style-name="ro3">
              <table:table-cell table:style-name="ce1" table:number-columns-spanned="4"/>
              <table:covered-table-cell/>
              <table:covered-table-cell/>
              <table:covered-table-cell/>
            </table:table-row>
            <table:table-row table:style-name="ro8">
              <table:table-cell table:style-name="ce1">
                <text:p text:style-name="P4"><text:span text:style-name="T3">実施</text:span></text:p>
                <text:p text:style-name="P4"><text:span text:style-name="T3">事項</text:span></text:p>
              </table:table-cell>
              <table:table-cell table:style-name="ce1" table:number-columns-spanned="3">
                <text:p text:style-name="P5"><text:span text:style-name="T2">各ビジネスグループ毎に教育を実施しているため、今回は、知財部門の教育を紹介。</text:span></text:p>
                <text:list text:style-name="L3">
                  <text:list-item>
                    <text:p text:style-name="P5"><text:span text:style-name="T2">以下に関する</text:span><text:span text:style-name="T2">E-learning</text:span><text:span text:style-name="T2">教育を対象者へ実施（各コース</text:span><text:span text:style-name="T2">20</text:span><text:span text:style-name="T2">分～</text:span><text:span text:style-name="T2">30</text:span><text:span text:style-name="T2">分）</text:span></text:p>
                  </text:list-item>
                </text:list>
                <text:p text:style-name="P5"><text:span text:style-name="T2">①</text:span><text:span text:style-name="T2">OSS</text:span><text:span text:style-name="T2">の基本事項</text:span><text:span text:style-name="T2">(</text:span><text:span text:style-name="T2">全員</text:span><text:span text:style-name="T2">)</text:span><text:span text:style-name="T2">、　　②開発フェーズ毎に必要な実施事項</text:span><text:span text:style-name="T2">(</text:span><text:span text:style-name="T2">技術者</text:span><text:span text:style-name="T2">)</text:span><text:span text:style-name="T2">、</text:span><text:span text:style-name="T2"><text:line-break/></text:span><text:span text:style-name="T2">③</text:span><text:span text:style-name="T2">GPL</text:span><text:span text:style-name="T2">伝播の判断</text:span><text:span text:style-name="T2">(</text:span><text:span text:style-name="T2">技術者</text:span><text:span text:style-name="T2">)</text:span><text:span text:style-name="T2">、 ④ライセンスの調査と遵守</text:span><text:span text:style-name="T2">(</text:span><text:span text:style-name="T2">技術者</text:span><text:span text:style-name="T2">)</text:span><text:span text:style-name="T2">、</text:span><text:span text:style-name="T2"><text:line-break/></text:span><text:span text:style-name="T2">⑤受託開発での留意事項（営業）</text:span></text:p>
                <text:p text:style-name="P5"><text:span text:style-name="T2">・部門からの依頼により個別に集合教育を実施</text:span><text:span text:style-name="T2"><text:line-break/></text:span><text:span text:style-name="T2">　（購買部門からの依頼により、発注先の経営層と開発者に説明実施）</text:span><text:span text:style-name="T2"><text:line-break/></text:span><text:span text:style-name="T2">・海外グループ会社へ上記教材を再構成して提供（英語、中国語、韓国語、日本語）</text:span></text:p>
                <text:p text:style-name="P5"><text:span text:style-name="T2">・資料として、「</text:span><text:span text:style-name="T2">OSS</text:span><text:span text:style-name="T2">利活用ガイド」、「</text:span><text:span text:style-name="T2">OSS</text:span><text:span text:style-name="T2">コミュニティ参加ガイドライン」、「</text:span><text:span text:style-name="T2">OSS</text:span><text:span text:style-name="T2">化のチェックポイント」、その他をグループ内に公開</text:span></text:p>
              </table:table-cell>
              <table:covered-table-cell/>
              <table:covered-table-cell/>
            </table:table-row>
            <table:table-row table:style-name="ro7">
              <table:table-cell table:style-name="ce1">
                <text:p text:style-name="P4"><text:span text:style-name="T3">課題</text:span></text:p>
                <text:p text:style-name="P4"><text:span text:style-name="T3">など</text:span></text:p>
              </table:table-cell>
              <table:table-cell table:style-name="ce1" table:number-columns-spanned="3">
                <text:list text:continue-numbering="true" text:style-name="L3">
                  <text:list-item>
                    <text:p text:style-name="P3"><text:span text:style-name="T2">OSS</text:span><text:span text:style-name="T2">教育の前に知的財産権の正しい理解が必要</text:span></text:p>
                  </text:list-item>
                  <text:list-item>
                    <text:p text:style-name="P3"><text:span text:style-name="T2">ネット情報等による誤解がライセンス解釈の理解を妨げる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9">
              <table:table-cell table:style-name="ce1">
                <text:p text:style-name="P4"><text:span text:style-name="T3">こんな感じで説明</text:span></text:p>
              </table:table-cell>
              <table:table-cell table:style-name="ce1" table:number-columns-spanned="3">
                <text:p text:style-name="P5"><text:span text:style-name="T2">・ソフトウェアビジネスに</text:span><text:span text:style-name="T2">OSS</text:span><text:span text:style-name="T2">利活用は必須</text:span></text:p>
                <text:p text:style-name="P5"><text:span text:style-name="T2">・</text:span><text:span text:style-name="T2">OSS</text:span><text:span text:style-name="T2">を利用する際の留意事項を説明</text:span><text:span text:style-name="T2">(“</text:span><text:span text:style-name="T2">リスク”はできるだけ使わないようにしたい）</text:span></text:p>
                <text:p text:style-name="P5"><text:span text:style-name="T2">・海外の訴訟事例や国内のネット情報からトラブル事例を紹介</text:span></text:p>
                <text:p text:style-name="P5"><text:span text:style-name="T2">・誤解していそうな内容を簡単な</text:span><text:span text:style-name="T2">Yes/No</text:span><text:span text:style-name="T2">クイズ形式で説明</text:span></text:p>
                <text:p text:style-name="P5"><text:span text:style-name="T2">・ダウンロードした</text:span><text:span text:style-name="T2">OSS</text:span><text:span text:style-name="T2">の中に、複数のライセンスが含まれていることが多い</text:span><text:span text:style-name="T4">。</text:span>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角丸四角形 7" draw:style-name="gr1" draw:text-style-name="P6" draw:layer="layout" svg:width="1.399cm" svg:height="0.86cm" svg:x="21.959cm" svg:y="2.06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スライド番号プレースホルダー 3" presentation:style-name="pr2" draw:text-style-name="P8" draw:layer="layout" svg:width="1.547cm" svg:height="0.669cm" svg:x="25.779cm" svg:y="1.107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HGP創英角ｺﾞｼｯｸUB" fo:font-family="HGP創英角ｺﾞｼｯｸUB" fo:font-size="32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" style:font-family-asian="HGP創英角ｺﾞｼｯｸUB" style:font-size-asian="32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4pt" fo:letter-spacing="normal" fo:font-style="normal" style:text-underline-style="none" fo:font-weight="normal" style:font-name-asian="HGP創英角ｺﾞｼｯｸUB" style:font-family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1" style:font-family-asian="HGP創英角ｺﾞｼｯｸUB" style:font-family-generic-asian="modern" style:font-pitch-asian="variable" style:font-size-asian="36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6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3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5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6pt" fo:letter-spacing="normal" fo:font-style="normal" style:text-underline-style="none" fo:font-weight="normal" style:font-name-asian="HGP創英角ｺﾞｼｯｸUB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8pt" fo:letter-spacing="normal" fo:font-style="normal" style:text-underline-style="none" fo:font-weight="normal" style:font-name-asian="HGP創英角ｺﾞｼｯｸUB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4pt" fo:letter-spacing="normal" fo:font-style="normal" style:text-underline-style="none" fo:font-weight="normal" style:font-name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タイトルとコンテンツ" style:page-layout-name="PM1" draw:style-name="Mdp1">
      <draw:custom-shape draw:name="Rectangle 7" draw:style-name="Mgr3" draw:text-style-name="MP5" draw:layer="backgroundobjects" svg:width="27.516cm" svg:height="1.82cm" svg:x="0cm" svg:y="-0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7" draw:style-name="Mgr4" draw:text-style-name="MP6" draw:layer="backgroundobjects" svg:width="2.599cm" svg:height="1.554cm" svg:x="0.157cm" svg:y="0.124cm">
        <draw:image xlink:href="Pictures/10000201000000E2000000873424511BA09C6F3E.png" xlink:type="simple" xlink:show="embed" xlink:actuate="onLoad">
          <text:p/>
        </draw:image>
      </draw:frame>
      <draw:frame draw:name="タイトル 1" presentation:style-name="Mpr1" draw:text-style-name="MP8" draw:layer="backgroundobjects" svg:width="24.764cm" svg:height="1.723cm" svg:x="1.411cm" svg:y="0cm" presentation:class="title" presentation:user-transformed="true">
        <draw:text-box>
          <text:p text:style-name="MP7"><text:span text:style-name="MT1">マスター タイトルの書式設定</text:span></text:p>
        </draw:text-box>
      </draw:frame>
      <draw:frame draw:name="コンテンツ プレースホルダー 2" presentation:style-name="Mpr2" draw:text-style-name="MP13" draw:layer="backgroundobjects" svg:width="24.764cm" svg:height="14.291cm" svg:x="1.376cm" svg:y="2.725cm" presentation:class="outline" presentation:user-transformed="true">
        <draw:text-box>
          <text:list text:style-name="ML3">
            <text:list-item>
              <text:p text:style-name="MP9"><text:span text:style-name="MT2">マスター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14" draw:layer="backgroundobjects" svg:width="6.42cm" svg:height="1.322cm" svg:x="1.376cm" svg:y="17.348cm" presentation:class="date-time" presentation:user-transformed="true">
        <draw:text-box>
          <text:p/>
        </draw:text-box>
      </draw:frame>
      <draw:frame draw:name="フッター プレースホルダー 4" presentation:style-name="Mpr3" draw:text-style-name="MP14" draw:layer="backgroundobjects" svg:width="8.713cm" svg:height="1.322cm" svg:x="9.402cm" svg:y="17.348cm" presentation:class="footer" presentation:user-transformed="true">
        <draw:text-box>
          <text:p/>
        </draw:text-box>
      </draw:frame>
      <draw:frame draw:name="スライド番号プレースホルダー 5" presentation:style-name="Mpr3" draw:text-style-name="MP16" draw:layer="backgroundobjects" svg:width="1.547cm" svg:height="0.669cm" svg:x="25.779cm" svg:y="1.10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9.798cm" svg:height="11.136cm" svg:x="0.6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S.Kato</meta:initial-creator>
    <dc:creator>Shane Coughlan</dc:creator>
    <meta:editing-cycles>955</meta:editing-cycles>
    <meta:creation-date>2006-04-18T03:56:29</meta:creation-date>
    <dc:date>2018-09-28T06:09:21</dc:date>
    <meta:editing-duration>P13DT4H28M</meta:editing-duration>
    <meta:generator>LibreOffice/6.0.6.2$MacOSX_X86_64 LibreOffice_project/0c292870b25a325b5ed35f6b45599d2ea4458e77</meta:generator>
    <meta:document-statistic meta:object-count="35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